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2.3118in" style:auto-text-indent="false" style:page-number="auto" fo:background-color="transparent"/>
      <style:text-properties fo:color="#c9211e" fo:font-size="9pt" style:font-size-asian="9pt" style:font-size-complex="9pt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text-indent="2.3118in" style:auto-text-indent="false" fo:background-color="transparent"/>
      <style:text-properties fo:font-size="9pt" style:font-size-asian="9pt" style:font-size-complex="9pt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text-indent="2.3118in" style:auto-text-indent="false" fo:background-color="transparent"/>
      <style:text-properties fo:color="#c9211e" fo:font-size="9pt" style:font-size-asian="9pt" style:font-size-complex="9pt"/>
    </style:style>
    <style:style style:name="T1" style:family="text">
      <style:text-properties officeooo:rsid="0015ca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ceive</text:p>
      <text:p text:style-name="P3"><text:s text:c="4"/>Pattern1 [when Guard1] -&gt;</text:p>
      <text:p text:style-name="P3"><text:s text:c="8"/>Expressions1;</text:p>
      <text:p text:style-name="P3"><text:s text:c="4"/>Pattern2 [when Guard2] -&gt;</text:p>
      <text:p text:style-name="P3"><text:s text:c="8"/>Expressions2;</text:p>
      <text:p text:style-name="P3"><text:s text:c="4"/>...</text:p>
      <text:p text:style-name="P4">after</text:p>
      <text:p text:style-name="P3"><text:s text:c="4"/>Time -&gt;</text:p>
      <text:p text:style-name="P3"><text:s text:c="8"/>ExpressionsTimeout</text:p>
      <text:p text:style-name="P4">end</text:p>
      <text:p text:style-name="Standard"/>
      <text:p text:style-name="P1">how does it work?</text:p>
      <text:p text:style-name="Standard">1. When we enter a receive statement, we start a timer (but only if an after section is present in the <text:tab/>expression).</text:p>
      <text:p text:style-name="Standard">2. Take the first message in the mailbox and try to match it against Pattern1, Pattern2 , and so on. If <text:tab/>the match succeeds, the message is removed from the mailbox, and the expressions <text:tab/>following the pattern are evaluated.</text:p>
      <text:p text:style-name="Standard">3. If none of the patterns in the receive statement matches the first message in the mailbox, then the <text:tab/>first message is removed from the mailbox and put into a “save queue.” The second message <text:tab/>in the mailbox is then tried. This procedure is repeated until a matching message is found or <text:tab/>until all the messages in the mailbox have been examined.</text:p>
      <text:p text:style-name="Standard">4. If none of the messages in the mailbox matches, then the process is suspended and will be <text:tab/>rescheduled for execution the next time a new message is put in the mailbox. When a new <text:tab/>message arrives, the messages in the save queue are not rematched; only the new message is <text:tab/>matched.</text:p>
      <text:p text:style-name="Standard">5. As soon as a message has been matched, then all messages that have been put into the save queue <text:tab/>are reentered into the mailbox in the order in which they arrived at the process. If a timer <text:tab/>was set, it is cleared.</text:p>
      <text:p text:style-name="Standard">6. If the timer elapses when we are waiting for a message, then evaluate the <text:span text:style-name="T1">e</text:span>xpressions <text:tab/>ExpressionsTimeout and put any saved messages back into the mailbox in the order in which <text:tab/>they arrived at the proces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1:53:07.308872013</meta:creation-date>
    <dc:date>2020-12-22T11:57:40.644010938</dc:date>
    <meta:editing-duration>PT4M3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7" meta:word-count="275" meta:character-count="1571" meta:non-whitespace-character-count="1260"/>
  </office:meta>
</office:document-meta>
</file>